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9480000348203FC1A4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635cm" fo:margin-right="0cm" fo:text-indent="0cm" style:auto-text-indent="false" style:page-number="auto"/>
      <style:text-properties fo:font-size="15pt" fo:language="en" fo:country="US" style:font-size-asian="15pt" style:font-size-complex="15pt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fo:font-size="15pt" style:font-size-asian="15pt" style:font-size-complex="15pt"/>
    </style:style>
    <style:style style:name="P3" style:family="paragraph" style:parent-style-name="Standard">
      <style:text-properties fo:color="#2e74b5" fo:font-size="15pt" fo:language="en" fo:country="US" style:font-size-asian="15pt" style:font-size-complex="15pt"/>
    </style:style>
    <style:style style:name="P4" style:family="paragraph" style:parent-style-name="Standard">
      <style:text-properties fo:font-size="15pt" fo:language="en" fo:country="US" style:font-size-asian="15pt" style:font-size-complex="15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fo:font-size="15pt" fo:language="en" fo:country="US" style:font-size-asian="15pt" style:font-size-complex="15pt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font-size="15pt" style:font-size-asian="15pt" style:font-size-complex="15pt"/>
    </style:style>
    <style:style style:name="P8" style:family="paragraph" style:parent-style-name="Standard">
      <style:paragraph-properties fo:margin-left="0cm" fo:margin-right="0cm" fo:text-indent="4.995cm" style:auto-text-indent="false"/>
      <style:text-properties fo:font-size="15pt" fo:language="en" fo:country="US" style:font-size-asian="15pt" style:font-size-complex="15pt"/>
    </style:style>
    <style:style style:name="P9" style:family="paragraph" style:parent-style-name="List_20_Paragraph" style:list-style-name="WWNum1">
      <style:text-properties fo:font-size="15pt" fo:language="en" fo:country="US" style:font-size-asian="15pt" style:font-size-complex="15pt"/>
    </style:style>
    <style:style style:name="P10" style:family="paragraph" style:parent-style-name="List_20_Paragraph" style:list-style-name="WWNum1">
      <style:text-properties fo:font-size="15pt" fo:language="en" fo:country="US" fo:font-style="italic" style:font-size-asian="15pt" style:font-style-asian="italic" style:font-size-complex="15pt"/>
    </style:style>
    <style:style style:name="P11" style:family="paragraph" style:parent-style-name="List_20_Paragraph" style:list-style-name="WWNum1">
      <style:text-properties fo:font-size="15pt" style:font-size-asian="15pt" style:font-size-complex="15pt"/>
    </style:style>
    <style:style style:name="P12" style:family="paragraph" style:parent-style-name="List_20_Paragraph" style:list-style-name="WWNum3">
      <style:text-properties fo:font-size="15pt" style:font-size-asian="15pt" style:font-size-complex="15pt"/>
    </style:style>
    <style:style style:name="P13" style:family="paragraph" style:parent-style-name="List_20_Paragraph">
      <style:paragraph-properties fo:margin-left="2.54cm" fo:margin-right="0cm" fo:text-indent="0cm" style:auto-text-indent="false"/>
      <style:text-properties fo:font-size="15pt" fo:language="en" fo:country="US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style:text-position="super 58%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- Organization of the project</text:p>
      <text:p text:style-name="P2"><text:span text:style-name="T1">Meeting 01 - 11.11.2016 and 2</text:span><text:span text:style-name="T3">nd</text:span><text:span text:style-name="T1"> Meeting (14.11.2016)</text:span></text:p>
      <text:p text:style-name="P4"/>
      <text:p text:style-name="P4"/>
      <text:p text:style-name="P3">Communication</text:p>
      <text:list xml:id="list5577910969070968548" text:style-name="WWNum1">
        <text:list-item>
          <text:list>
            <text:list-item>
              <text:p text:style-name="P9">Slack: Well structured, separate tasks, different channels, files can be shared (ebci-team.slack.com)</text:p>
            </text:list-item>
          </text:list>
        </text:list-item>
      </text:list>
      <text:p text:style-name="P13"/>
      <text:p text:style-name="P3">Tasks, Teams</text:p>
      <text:list xml:id="list38635491" text:continue-numbering="true" text:style-name="WWNum1">
        <text:list-item>
          <text:list>
            <text:list-item>
              <text:p text:style-name="P9">Project management (Collect documentation, report, comprehension booklet, takes care of deadlines)</text:p>
              <text:list>
                <text:list-item>
                  <text:list>
                    <text:list-item>
                      <text:p text:style-name="P9">Frontend – Denise (one month)</text:p>
                      <text:list>
                        <text:list-item>
                          <text:p text:style-name="P9">Steven, Matthias, Denise</text:p>
                        </text:list-item>
                      </text:list>
                    </text:list-item>
                    <text:list-item>
                      <text:p text:style-name="P9">Backend – Hadish </text:p>
                      <text:list>
                        <text:list-item>
                          <text:p text:style-name="P9">e1 els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API?</text:p>
            </text:list-item>
            <text:list-item>
              <text:p text:style-name="P9">Software-Ergonomics (Usability) (Steven, Matthias, Denise)</text:p>
              <text:list>
                <text:list-item>
                  <text:p text:style-name="P9">Requirements of the web application regarding eye tracking etc.</text:p>
                </text:list-item>
                <text:list-item>
                  <text:p text:style-name="P9">Graphic Design: Sketch of the GUI, colors etc.</text:p>
                </text:list-item>
                <text:list-item>
                  <text:p text:style-name="P9">User experience</text:p>
                </text:list-item>
                <text:list-item>
                  <text:p text:style-name="P11">DIN EN ISO 9241 (Grundsätze der Dialoggestaltung)</text:p>
                </text:list-item>
              </text:list>
            </text:list-item>
            <text:list-item>
              <text:p text:style-name="P9">Frontend (Steven, Matthias, Denise)</text:p>
              <text:list>
                <text:list-item>
                  <text:p text:style-name="P9">Web application: Javascript, HTML5, CSS3<text:bookmark text:name="_GoBack"/></text:p>
                  <text:list>
                    <text:list-item>
                      <text:p text:style-name="P9">Popcorn.js</text:p>
                    </text:list-item>
                    <text:list-item>
                      <text:p text:style-name="P9">YouTube API</text:p>
                    </text:list-item>
                  </text:list>
                </text:list-item>
              </text:list>
            </text:list-item>
            <text:list-item>
              <text:p text:style-name="P9">Backend</text:p>
              <text:list>
                <text:list-item>
                  <text:p text:style-name="P9">Gesture Control</text:p>
                </text:list-item>
                <text:list-item>
                  <text:p text:style-name="P9">BCI</text:p>
                </text:list-item>
                <text:list-item>
                  <text:p text:style-name="P9">Eye-Tracking (Smyrnov, Min, Yessi)</text:p>
                </text:list-item>
                <text:list-item>
                  <text:p text:style-name="P9">Database</text:p>
                </text:list-item>
                <text:list-item>
                  <text:p text:style-name="P9">Algorithm to extract similarities between users based on emotions </text:p>
                </text:list-item>
              </text:list>
            </text:list-item>
            <text:list-item>
              <text:p text:style-name="P9">Task management tool (Basecamp, GitLab, Trello)</text:p>
            </text:list-item>
            <text:list-item>
              <text:p text:style-name="P11"><text:span text:style-name="T1">Options: Python, Java, </text:span><text:span text:style-name="T2">Photoshop?</text:span></text:p>
            </text:list-item>
          </text:list>
        </text:list-item>
      </text:list>
      <text:p text:style-name="P13"/>
      <text:p text:style-name="P3">Architecture</text:p>
      <text:list xml:id="list38649229" text:continue-numbering="true" text:style-name="WWNum1">
        <text:list-item>
          <text:p text:style-name="P9">MVC-Pattern (Model = Database)</text:p>
        </text:list-item>
        <text:list-item>
          <text:p text:style-name="P9">Django (Python)</text:p>
        </text:list-item>
        <text:list-item>
          <text:p text:style-name="P9">Depends on Framework</text:p>
          <text:list>
            <text:list-item>
              <text:p text:style-name="P9">BCI: Smyrnov</text:p>
            </text:list-item>
            <text:list-item>
              <text:p text:style-name="P9">Eye-Tracking: Min, Yessi</text:p>
            </text:list-item>
            <text:list-item>
              <text:p text:style-name="P9">Praktikum Objective</text:p>
              <text:list>
                <text:list-item>
                  <text:p text:style-name="P9">Suitable application scenario for people who can’t move -&gt; show videos saved in a multimedia database</text:p>
                </text:list-item>
                <text:list-item>
                  <text:p text:style-name="P9">Capture and record signals about eye-movements, brain electric signals and GSR shimmer -&gt; match them on the basis of timestamps</text:p>
                </text:list-item>
                <text:list-item>
                  <text:p text:style-name="P9">Translate this information into meaningful controls for operating an interface -&gt; if the system notice that a user gets aggressive it should propose other videos in a kind of video preview</text:p>
                </text:list-item>
                <text:list-item>
                  <text:p text:style-name="P9">Results are filtered based on day time</text:p>
                </text:list-item>
                <text:list-item>
                  <text:p text:style-name="P9">Implement prototype interface applications for executing the usage scenarios</text:p>
                </text:list-item>
                <text:list-item>
                  <text:p text:style-name="P9">Validate/evaluate your findings</text:p>
                </text:list-item>
                <text:list-item>
                  <text:p text:style-name="P9">Eye and BCI and active input</text:p>
                </text:list-item>
                <text:list-item>
                  <text:p text:style-name="P9">Simultaneous commands</text:p>
                </text:list-item>
                <text:list-item>
                  <text:p text:style-name="P9">Assisting eye input with passive BCI (Feedback, Error control)</text:p>
                </text:list-item>
                <text:list-item>
                  <text:p text:style-name="P9">Personalized interfaces -&gt; In which way should it be personalized? Settings? Different arrangement of GUI elements? Colors? Video preview?</text:p>
                </text:list-item>
                <text:list-item>
                  <text:p text:style-name="P9">Relevance feedback</text:p>
                </text:list-item>
                <text:list-item>
                  <text:p text:style-name="P9">Web Browsing, Typing and Multimedia processing… Depends on group size and interest</text:p>
                </text:list-item>
                <text:list-item>
                  <text:p text:style-name="P9">Search function, keyboard, elements in the UI, video player, video preview</text:p>
                </text:list-item>
                <text:list-item>
                  <text:p text:style-name="P9">Weighting function of the video</text:p>
                </text:list-item>
              </text:list>
            </text:list-item>
          </text:list>
        </text:list-item>
      </text:list>
      <text:p text:style-name="P4"/>
      <text:list xml:id="list3865834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Decide what's gonna be implemented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draw:frame draw:style-name="fr1" draw:name="Grafik1" text:anchor-type="paragraph" svg:x="-0.104cm" svg:y="0.078cm" svg:width="16.002cm" svg:height="11.465cm" draw:z-index="0"><draw:image xlink:href="Pictures/20000007000049480000348203FC1A45.svm" xlink:type="simple" xlink:show="embed" xlink:actuate="onLoad"/></draw:frame>Lab streaming layer lss</text:p>
      <text:p text:style-name="P3">Meetings</text:p>
      <text:list xml:id="list38635553" text:continue-numbering="true" text:style-name="WWNum1">
        <text:list-item>
          <text:list>
            <text:list-item>
              <text:p text:style-name="P9">Fix Date weekly on the university </text:p>
            </text:list-item>
          </text:list>
        </text:list-item>
      </text:list>
      <text:list xml:id="list6419923975788879494" text:style-name="WWNum3">
        <text:list-item>
          <text:list>
            <text:list-item>
              <text:p text:style-name="P12">Tuesday 18:00 (optional)</text:p>
            </text:list-item>
          </text:list>
        </text:list-item>
      </text:list>
      <text:p text:style-name="P6"/>
      <text:p text:style-name="P4"/>
      <text:p text:style-name="P6"/>
      <text:p text:style-name="P6"/>
      <text:p text:style-name="P8"/>
      <text:p text:style-name="P5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" text:bullet-char="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uennebier</meta:initial-creator>
    <dc:creator>Benjamin Becker</dc:creator>
    <meta:editing-cycles>40</meta:editing-cycles>
    <meta:creation-date>2016-11-14T13:19:00</meta:creation-date>
    <dc:date>2016-11-15T18:46:58.19</dc:date>
    <meta:editing-duration>PT38M36S</meta:editing-duration>
    <meta:generator>OpenOffice/4.1.2$Win32 OpenOffice.org_project/412m3$Build-9782</meta:generator>
    <meta:document-statistic meta:table-count="0" meta:image-count="1" meta:object-count="0" meta:page-count="1" meta:paragraph-count="54" meta:word-count="360" meta:character-count="22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